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adornments="Italic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style:font-name="Arim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Industry Assignment – 2</text:p>
      <text:p text:style-name="P1"/>
      <text:p text:style-name="P1">## 1 - Data Collection - Completeness and correctness of data collection</text:p>
      <text:p text:style-name="P1"/>
      <text:p text:style-name="P1"># Importing all the necessary libraries and installing package</text:p>
      <text:p text:style-name="P1"/>
      <text:p text:style-name="P1"># !pip3 install statsmodels </text:p>
      <text:p text:style-name="P1">import os</text:p>
      <text:p text:style-name="P1">import warnings</text:p>
      <text:p text:style-name="P1">import pandas as pd # Importing pandas for working with daframes</text:p>
      <text:p text:style-name="P1">import numpy as np # numpy for numeric computation</text:p>
      <text:p text:style-name="P1">import matplotlib.pyplot as plt # Matplotlib for ploting</text:p>
      <text:p text:style-name="P1">from sklearn.preprocessing import LabelEncoder # label encoding for categorical data.</text:p>
      <text:p text:style-name="P1"># Checking For Stationarity using Argumented Dickey Fuller test</text:p>
      <text:p text:style-name="P1">from statsmodels.tsa.stattools import adfuller # Getting the value of d (Integrated)</text:p>
      <text:p text:style-name="P1">from statsmodels.graphics.tsaplots import plot_acf, plot_pacf # Getting q, p</text:p>
      <text:p text:style-name="P1">from statsmodels.tsa.arima.model import ARIMA # Importing ARIMA model from statsmodels</text:p>
      <text:p text:style-name="P1">from sklearn.metrics import mean_squared_error, mean_absolute_error # Error Metrics </text:p>
      <text:p text:style-name="P1">from math import sqrt</text:p>
      <text:p text:style-name="P1">from sklearn.preprocessing import MinMaxScaler # pre-processing min-max scalling</text:p>
      <text:p text:style-name="P1">from sklearn.model_selection import train_test_split # Splitling in train and test set</text:p>
      <text:p text:style-name="P1">from sklearn.linear_model import LogisticRegression # Importing logistic regression model</text:p>
      <text:p text:style-name="P1">from sklearn.metrics import accuracy_score # Evaualating accuracy of logistic regression model</text:p>
      <text:p text:style-name="P1"/>
      <text:p text:style-name="P1"># Getting the current working directory.</text:p>
      <text:p text:style-name="P1"/>
      <text:p text:style-name="P1">os.getcwd()</text:p>
      <text:p text:style-name="P1"/>
      <text:p text:style-name="P1">warnings.filterwarnings('ignore')</text:p>
      <text:p text:style-name="P1"/>
      <text:p text:style-name="P1"># For prediction of the whether the it will rain the next day 2017-06-25 or not.</text:p>
      <text:p text:style-name="P1"># I have used ARIMA model for predicting Rainfall float value for the next day 2017-06-25.</text:p>
      <text:p text:style-name="P1"># Rainfall -&gt; (p, d, q) --&gt; (2,1,4)</text:p>
      <text:p text:style-name="P1"># Also, Logistic Regression to get the boolean value below:-</text:p>
      <text:p text:style-name="P1"># 1 :- Will rain on next day 2017-06-25</text:p>
      <text:p text:style-name="P1"># 0 :- Will not rain on next day 2017-06-25</text:p>
      <text:p text:style-name="P1"/>
      <text:p text:style-name="P1"># Reading the csv file of "weatherAUS" and setting index column to Date and parse date to be true.</text:p>
      <text:p text:style-name="P1"># So that pandas can parse the datavalues in date format.</text:p>
      <text:p text:style-name="P1">df = pd.read_csv('/home/user780/user780/AI_Assignment_2/weatherAUS.csv', index_col='Date', parse_dates=True)</text:p>
      <text:p text:style-name="P1">df.head()</text:p>
      <text:p text:style-name="P1"/>
      <text:p text:style-name="P1"/>
      <text:p text:style-name="P1">## 2 - Data preparation - cleansing and preparing data for the next steps of model development</text:p>
      <text:p text:style-name="P1"/>
      <text:p text:style-name="P1">df.shape # checking the shape of the dataframe</text:p>
      <text:p text:style-name="P1"/>
      <text:p text:style-name="P1"><text:soft-page-break/>df.dtypes # Checking the datatypes of the dataframe columns</text:p>
      <text:p text:style-name="P1"/>
      <text:p text:style-name="P1">df.isna().sum()</text:p>
      <text:p text:style-name="P1"/>
      <text:p text:style-name="P1">df.info() # Information of all the dataframe columns and there datatypes.</text:p>
      <text:p text:style-name="P1"/>
      <text:p text:style-name="P1"/>
      <text:p text:style-name="P1"># For all the float datatypes in the dataframe columns filling it with mean of specific columns</text:p>
      <text:p text:style-name="P1"># For all the object datatypes in the dataframe columns filling it with mode of specific columns</text:p>
      <text:p text:style-name="P1"/>
      <text:p text:style-name="P1">obj = df.select_dtypes(include='float').columns</text:p>
      <text:p text:style-name="P1">for i in obj:</text:p>
      <text:p text:style-name="P1"><text:s text:c="4"/>df[str(i)].fillna(df[str(i)].mean(), inplace=True)</text:p>
      <text:p text:style-name="P1"/>
      <text:p text:style-name="P1">obj2 = df.select_dtypes(include='object').columns</text:p>
      <text:p text:style-name="P1">for i in obj2:</text:p>
      <text:p text:style-name="P1"><text:s text:c="4"/>df[str(i)].fillna(df[str(i)].mode().max(), inplace=True)</text:p>
      <text:p text:style-name="P1"/>
      <text:p text:style-name="P1"/>
      <text:p text:style-name="P1">df.isna().sum() # Checking if there are 0 null values for all the features space.</text:p>
      <text:p text:style-name="P1"/>
      <text:p text:style-name="P1"># Converting the object or string values of "RainTomarrow" and "RainToday" to numeric below:-</text:p>
      <text:p text:style-name="P1"># 1 if 'yes'</text:p>
      <text:p text:style-name="P1"># else 0</text:p>
      <text:p text:style-name="P1"/>
      <text:p text:style-name="P1">df['RainTomorrow'] = df['RainTomorrow'].apply(lambda x : 1 if x == 'Yes' else 0)</text:p>
      <text:p text:style-name="P1">df['RainToday'] = df['RainToday'].apply(lambda x : 1 if x == 'Yes' else 0)</text:p>
      <text:p text:style-name="P1"/>
      <text:p text:style-name="P1">set(df['RainTomorrow']) # Checking the unique values of the 'Rain Tomarrow'</text:p>
      <text:p text:style-name="P1"/>
      <text:p text:style-name="P1">df.dtypes</text:p>
      <text:p text:style-name="P1"/>
      <text:p text:style-name="P1"># List of the unique values for all the object datatypes columns</text:p>
      <text:p text:style-name="P1">for i in df.select_dtypes(include='object').columns:</text:p>
      <text:p text:style-name="P1"><text:s text:c="4"/>print(f"Unique values in {str(i)}: \n{df[str(i)].unique()}", end="\n\n")</text:p>
      <text:p text:style-name="P1"/>
      <text:p text:style-name="P1"/>
      <text:p text:style-name="P1"># Through sklean's LabelEncoding we create labels which are numeric for all categorical variables </text:p>
      <text:p text:style-name="P1"># The labels are created in same columns and interger starts from 0.</text:p>
      <text:p text:style-name="P1"/>
      <text:p text:style-name="P1">label_encode = LabelEncoder()</text:p>
      <text:p text:style-name="P1">df['Location'] = label_encode.fit_transform(df['Location'])</text:p>
      <text:p text:style-name="P1">df['WindGustDir'] = label_encode.fit_transform(df['WindGustDir'])</text:p>
      <text:p text:style-name="P1">df['WindDir9am'] = label_encode.fit_transform(df['WindDir9am'])</text:p>
      <text:p text:style-name="P1">df['WindDir3pm'] = label_encode.fit_transform(df['WindDir3pm'])</text:p>
      <text:p text:style-name="P1"/>
      <text:p text:style-name="P1">df.dtypes</text:p>
      <text:p text:style-name="P1"/>
      <text:p text:style-name="P1"><text:soft-page-break/>## 3 - Algorithm Understanding - Knowledge of the algorithm used for model development</text:p>
      <text:p text:style-name="P1"/>
      <text:p text:style-name="P1"># What is expected :-</text:p>
      <text:p text:style-name="P1"># Create a prediction model that will predict whether it will rain the next day or not?</text:p>
      <text:p text:style-name="P1"/>
      <text:p text:style-name="P1"># According to the problem statement above I have to predict whether the next day will rain </text:p>
      <text:p text:style-name="P1"># or will not rain on next day. Since the data given is timeseries data in which prediction</text:p>
      <text:p text:style-name="P1"># to de done. I have used ARIMA (Autoregressive integrated moving average) model.</text:p>
      <text:p text:style-name="P1"/>
      <text:p text:style-name="P1"># Why ARIMA model?</text:p>
      <text:p text:style-name="P1"># --&gt; </text:p>
      <text:p text:style-name="P1"># 1) It is widely used in the demand of the forecasting the time series data.</text:p>
      <text:p text:style-name="P1"># 2) ARIMA model predicts the future values based on past values.</text:p>
      <text:p text:style-name="P1"># 3) ARIMA makes use of lagged moving averages to smooth time series data.</text:p>
      <text:p text:style-name="P1"># 4) It is a univariate model.</text:p>
      <text:p text:style-name="P1"># 5) This dataset does not have seasonality. If seasonality pattern would have been there then </text:p>
      <text:p text:style-name="P1"># SARIMA model would have been used.</text:p>
      <text:p text:style-name="P1"># 6) VARMAX model is a multivariate model and more computationally intensive as the</text:p>
      <text:p text:style-name="P1"># feature space increases.</text:p>
      <text:p text:style-name="P1"># 7) ARIMA model is a collection of Autoregressive model and Moving Average with Integration.</text:p>
      <text:p text:style-name="P1"/>
      <text:p text:style-name="P1"># Technical detail of ARIMA model:-</text:p>
      <text:p text:style-name="P1"/>
      <text:p text:style-name="P1"># ARIMA models are generally denoted as ARIMA (p,d,q) </text:p>
      <text:p text:style-name="P1"/>
      <text:p text:style-name="P1"># Where, </text:p>
      <text:p text:style-name="P1"/>
      <text:p text:style-name="P1"># p is the order of autoregressive model (predict future values based on past values)</text:p>
      <text:p text:style-name="P1"># d is the degree of differencing (Making data stationary)</text:p>
      <text:p text:style-name="P1"># q is the order of moving-average model. (Averages set of range)</text:p>
      <text:p text:style-name="P1"/>
      <text:p text:style-name="P1">### Creating model and testing – 1</text:p>
      <text:p text:style-name="P1"/>
      <text:p text:style-name="P1"># Checking the shape of the dataframe</text:p>
      <text:p text:style-name="P1"># Creating the train and test sets</text:p>
      <text:p text:style-name="P1"># train :- Consist of all the values from first to last but excluding last 30 values</text:p>
      <text:p text:style-name="P1"># test :- Conisit of last 30 values</text:p>
      <text:p text:style-name="P1"/>
      <text:p text:style-name="P1">print(df.shape)</text:p>
      <text:p text:style-name="P1">train=df.iloc[:-30]</text:p>
      <text:p text:style-name="P1">test=df.iloc[-30:]</text:p>
      <text:p text:style-name="P1">print(train.shape,test.shape)</text:p>
      <text:p text:style-name="P1"/>
      <text:p text:style-name="P1"># Visualizing the trainig and testing datasets</text:p>
      <text:p text:style-name="P1">plt.figure(figsize=(17, 5))</text:p>
      <text:p text:style-name="P1">plt.grid(True)</text:p>
      <text:p text:style-name="P1">plt.plot(train.index[-50:], train["Rainfall"][-50:], label="Train", color='green')</text:p>
      <text:p text:style-name="P1">plt.plot(test.index, test["Rainfall"], label="Test", color="blue")</text:p>
      <text:p text:style-name="P1">plt.legend()</text:p>
      <text:p text:style-name="P1">plt.show()</text:p>
      <text:p text:style-name="P1"><text:soft-page-break/></text:p>
      <text:p text:style-name="P1"># Checking For Stationarity using Argumented Dickey Fuller test</text:p>
      <text:p text:style-name="P1"># If p &lt; 0.05 ---&gt; Data is stationary</text:p>
      <text:p text:style-name="P1"># if p &gt; 0.05 ---&gt; Data is not stationary</text:p>
      <text:p text:style-name="P1"/>
      <text:p text:style-name="P1">def adf_test(dataset):</text:p>
      <text:p text:style-name="P1"><text:s text:c="5"/>dftest = adfuller(dataset, autolag = 'AIC')</text:p>
      <text:p text:style-name="P1"><text:s text:c="5"/>print("1. ADF : ",dftest[0])</text:p>
      <text:p text:style-name="P1"><text:s text:c="5"/>print("2. P-Value : ", dftest[1])</text:p>
      <text:p text:style-name="P1"><text:s text:c="5"/>print("3. Num Of Lags : ", dftest[2])</text:p>
      <text:p text:style-name="P1"><text:s text:c="5"/>print("4. Num Of Observations Used For ADF Regression:", dftest[3])</text:p>
      <text:p text:style-name="P1"><text:s text:c="5"/>print("5. Critical Values :")</text:p>
      <text:p text:style-name="P1"><text:s text:c="5"/>for key, val in dftest[4].items():</text:p>
      <text:p text:style-name="P1"><text:s text:c="9"/>print("\t",key, ": ", val)</text:p>
      <text:p text:style-name="P1"><text:s text:c="8"/></text:p>
      <text:p text:style-name="P1">adf_test(train['Rainfall'][:1000])</text:p>
      <text:p text:style-name="P1"/>
      <text:p text:style-name="P1"># Since, In the below result of the P-Value : 0.0. which is p &lt; 0.05 ---&gt; Data is stationary</text:p>
      <text:p text:style-name="P1"># There is no need for differencing the values with previous values to make the timeseries stationary. </text:p>
      <text:p text:style-name="P1"># Time series is already stationary. </text:p>
      <text:p text:style-name="P1"># So, <text:s/>from (p, d, q) value of d = 0 i.e (p, 0, q)</text:p>
      <text:p text:style-name="P1"/>
      <text:p text:style-name="P1"># Plotting Partial Auto-Corelation and Auto-corelation plot</text:p>
      <text:p text:style-name="P1"/>
      <text:p text:style-name="P1"># From the below plot I can consider the value of the p (PACF) to be maximum 5 or less than 5. </text:p>
      <text:p text:style-name="P1"># Rest of the values are significant. so I don't consider</text:p>
      <text:p text:style-name="P1"># (p &lt;= 5, d = 0, q)</text:p>
      <text:p text:style-name="P1"/>
      <text:p text:style-name="P1"># plt.rcParams.update({'figure.figsize':(7, 4), 'figure.dpi': 120})</text:p>
      <text:p text:style-name="P1">plot_pacf(train['Rainfall'].diff().dropna())</text:p>
      <text:p text:style-name="P1"/>
      <text:p text:style-name="P1"># q (acf) values can go to maximum 2 or less than 2 by below plot. <text:s/></text:p>
      <text:p text:style-name="P1"># Rest of the values are significant so we don't consider</text:p>
      <text:p text:style-name="P1"># # (p &lt;= 5, d = 0, q &lt;= 2)</text:p>
      <text:p text:style-name="P1"/>
      <text:p text:style-name="P1"/>
      <text:p text:style-name="P1">plot_acf(train['Rainfall'].diff().dropna())</text:p>
      <text:p text:style-name="P1"/>
      <text:p text:style-name="P1"># I need to check which model fits best</text:p>
      <text:p text:style-name="P1"/>
      <text:p text:style-name="P1"># AIC, BIC and HQIC score needs to be low as possible</text:p>
      <text:p text:style-name="P1"># P&gt;|z| :- Represent significant level. It should be less.</text:p>
      <text:p text:style-name="P1"/>
      <text:p text:style-name="P1"># Training an Arima model with order of (Auto-Regressive, Integrated, Moving Average) as</text:p>
      <text:p text:style-name="P1"># (p, d, q) --&gt; (5, 0, 2)</text:p>
      <text:p text:style-name="P1"/>
      <text:p text:style-name="P1">order_1 = (5, 0, 2)</text:p>
      <text:p text:style-name="P1"/>
      <text:p text:style-name="P1">model_1 = ARIMA(train[['Rainfall']],order=order_1)</text:p>
      <text:p text:style-name="P1">model_1 = model_1.fit()</text:p>
      <text:p text:style-name="P1"><text:soft-page-break/>model_1.summary()</text:p>
      <text:p text:style-name="P1"/>
      <text:p text:style-name="P1"/>
      <text:p text:style-name="P1"># Checking How Good Your Model Is by predicting</text:p>
      <text:p text:style-name="P1"/>
      <text:p text:style-name="P1">start=len(train)</text:p>
      <text:p text:style-name="P1">end=len(train)+len(test)-1</text:p>
      <text:p text:style-name="P1">pred_1 = model_1.predict(start=start, end=end, typ='levels').rename('ARIMA Predictions')</text:p>
      <text:p text:style-name="P1">pred_1</text:p>
      <text:p text:style-name="P1"/>
      <text:p text:style-name="P1">pred_1.plot(legend=True)</text:p>
      <text:p text:style-name="P1">test["Rainfall"][500:].plot(legend=True)</text:p>
      <text:p text:style-name="P1"/>
      <text:p text:style-name="P1"/>
      <text:p text:style-name="P1"># Adding the date values from df index</text:p>
      <text:p text:style-name="P1">pred_1.index = df.index[start : end + 1]</text:p>
      <text:p text:style-name="P1">pred_1</text:p>
      <text:p text:style-name="P1"/>
      <text:p text:style-name="P1"/>
      <text:p text:style-name="P1">plt.figure(figsize=(10, 5))</text:p>
      <text:p text:style-name="P1">plt.plot(pred_1.values, label="Predictions")</text:p>
      <text:p text:style-name="P1">plt.plot(test["Rainfall"].values, label="Actual values")</text:p>
      <text:p text:style-name="P1">plt.legend(loc='best')</text:p>
      <text:p text:style-name="P1"/>
      <text:p text:style-name="P1"/>
      <text:p text:style-name="P1"># Visualizing the testing and predicted values for test dataset</text:p>
      <text:p text:style-name="P1">plt.figure(figsize=(17, 5))</text:p>
      <text:p text:style-name="P1">plt.grid(True)</text:p>
      <text:p text:style-name="P1">plt.plot(test.index, test["Rainfall"], label="Test", color="blue")</text:p>
      <text:p text:style-name="P1">plt.plot(pred_1.index, pred_1.values, label="Predicted", color="red", marker='o')</text:p>
      <text:p text:style-name="P1">plt.legend()</text:p>
      <text:p text:style-name="P1">plt.show()</text:p>
      <text:p text:style-name="P1"/>
      <text:p text:style-name="P1"/>
      <text:p text:style-name="P1">test['Rainfall'].mean()</text:p>
      <text:p text:style-name="P1">rmse=sqrt(mean_squared_error(pred_1, test['Rainfall']))</text:p>
      <text:p text:style-name="P1">print(f"Root mean square error: {rmse}")</text:p>
      <text:p text:style-name="P1">mae = mean_absolute_error(pred_1, test['Rainfall'])</text:p>
      <text:p text:style-name="P1">print(f"Mean Absolute Error: {mae}")</text:p>
      <text:p text:style-name="P1"/>
      <text:p text:style-name="P1"/>
      <text:p text:style-name="P1"/>
      <text:p text:style-name="P1">### Creating model and testing – 2</text:p>
      <text:p text:style-name="P1"/>
      <text:p text:style-name="P1">## 4 - Model Development - Building the model with the right selection of the parameters</text:p>
      <text:p text:style-name="P1"/>
      <text:p text:style-name="P1"># Spliting the data into test and train.</text:p>
      <text:p text:style-name="P1"/>
      <text:p text:style-name="P1">print(df.shape)</text:p>
      <text:p text:style-name="P1">train=df.iloc[:-30]</text:p>
      <text:p text:style-name="P1">test=df.iloc[-30:]</text:p>
      <text:p text:style-name="P1">print(train.shape,test.shape)</text:p>
      <text:p text:style-name="P1"><text:soft-page-break/></text:p>
      <text:p text:style-name="P1"># Visualizing the trainig and testing datasets</text:p>
      <text:p text:style-name="P1"/>
      <text:p text:style-name="P1">plt.figure(figsize=(17, 5))</text:p>
      <text:p text:style-name="P1">plt.grid(True)</text:p>
      <text:p text:style-name="P1">plt.plot(train.index[-50:], train["Rainfall"][-50:], label="Train", color='green')</text:p>
      <text:p text:style-name="P1">plt.plot(test.index, test["Rainfall"], label="Test", color="blue")</text:p>
      <text:p text:style-name="P1">plt.legend()</text:p>
      <text:p text:style-name="P1">plt.show()</text:p>
      <text:p text:style-name="P1"/>
      <text:p text:style-name="P1"># Creating the ARIMA model for order (2, 1, 4) and testing other orders</text:p>
      <text:p text:style-name="P1"/>
      <text:p text:style-name="P1">model_2 = ARIMA(train['Rainfall'], order=(2,1,4)) # (3, 1, 5) # (6, 1, 5)</text:p>
      <text:p text:style-name="P1">model_2 = model_2.fit()</text:p>
      <text:p text:style-name="P1">model_2.summary()</text:p>
      <text:p text:style-name="P1"/>
      <text:p text:style-name="P1">## 5 - Model Tuning - Improving the model performance by tuning the hyper parameters</text:p>
      <text:p text:style-name="P1"/>
      <text:p text:style-name="P1"># enforce_stationarity : bool, optional</text:p>
      <text:p text:style-name="P1"># <text:s text:c="8"/>Whether or not to require the autoregressive parameters to correspond</text:p>
      <text:p text:style-name="P1"># <text:s text:c="8"/>to a stationarity process.</text:p>
      <text:p text:style-name="P1"><text:s text:c="8"/></text:p>
      <text:p text:style-name="P1"># enforce_invertibility : bool, optional</text:p>
      <text:p text:style-name="P1"># <text:s text:c="8"/>Whether or not to require the moving average parameters to correspond</text:p>
      <text:p text:style-name="P1"># <text:s text:c="8"/>to an invertible process.</text:p>
      <text:p text:style-name="P1"><text:s text:c="8"/></text:p>
      <text:p text:style-name="P1"># concentrate_scale : bool, optional</text:p>
      <text:p text:style-name="P1"># <text:s text:c="8"/>Whether or not to concentrate the scale (variance of the error term)</text:p>
      <text:p text:style-name="P1"># <text:s text:c="8"/>out of the likelihood. This reduces the number of parameters by one.</text:p>
      <text:p text:style-name="P1"># <text:s text:c="8"/>This is only applicable when considering estimation by numerical</text:p>
      <text:p text:style-name="P1"># <text:s text:c="8"/>maximum likelihood.</text:p>
      <text:p text:style-name="P1"/>
      <text:p text:style-name="P1"># missing : str</text:p>
      <text:p text:style-name="P1"># <text:s text:c="8"/>Available options are 'none', 'drop', and 'raise'. If 'none', no nan</text:p>
      <text:p text:style-name="P1"># <text:s text:c="8"/>checking is done. If 'drop', any observations with nans are dropped.</text:p>
      <text:p text:style-name="P1"># <text:s text:c="8"/>If 'raise', an error is raised. Default is 'none'.</text:p>
      <text:p text:style-name="P1"><text:s text:c="8"/></text:p>
      <text:p text:style-name="P1">model_2 = ARIMA(train['Rainfall'], order=(2,1,4), enforce_stationarity = True, enforce_invertibility=True, concentrate_scale=True, missing='raise') # (3, 1, 5) # (4, 2, 3)</text:p>
      <text:p text:style-name="P1">model_2 = model_2.fit()</text:p>
      <text:p text:style-name="P1">model_2.summary()</text:p>
      <text:p text:style-name="P1"/>
      <text:p text:style-name="P1"># After hyperparameter tuning the ARIMA model performance slightly increased.</text:p>
      <text:p text:style-name="P1"/>
      <text:p text:style-name="P1">## 6 - Model Evaluation - Testing the model on sufficient sample for correctness</text:p>
      <text:p text:style-name="P1"/>
      <text:p text:style-name="P1"># Check How Good Your Model Is by predicting</text:p>
      <text:p text:style-name="P1">start=len(train)</text:p>
      <text:p text:style-name="P1">end=len(train)+len(test)-1</text:p>
      <text:p text:style-name="P1">pred_2 = model_2.predict(start=start,end=end,typ='levels').rename('ARIMA Predictions')</text:p>
      <text:p text:style-name="P1">pred_2[-50:].plot(legend=True)</text:p>
      <text:p text:style-name="P1">test['Rainfall'][50:].plot(legend=True)</text:p>
      <text:p text:style-name="P1"><text:soft-page-break/></text:p>
      <text:p text:style-name="P1">plt.figure(figsize=(10, 5))</text:p>
      <text:p text:style-name="P1">plt.plot(pred_2.values, label="Predictions")</text:p>
      <text:p text:style-name="P1">plt.plot(test["Rainfall"].values, label="Actual values")</text:p>
      <text:p text:style-name="P1">plt.legend(loc='best')</text:p>
      <text:p text:style-name="P1"/>
      <text:p text:style-name="P1"># Check your Accuracy Metric</text:p>
      <text:p text:style-name="P1"/>
      <text:p text:style-name="P1">test['Rainfall'].mean()</text:p>
      <text:p text:style-name="P1">rmse=sqrt(mean_squared_error(pred_2, test['Rainfall']))</text:p>
      <text:p text:style-name="P1">print(f"Root mean square error: {rmse}")</text:p>
      <text:p text:style-name="P1">mae = mean_absolute_error(pred_2, test['Rainfall'])</text:p>
      <text:p text:style-name="P1">print(f"Mean Absolute Error: {mae}")</text:p>
      <text:p text:style-name="P1"/>
      <text:p text:style-name="P1"># Making prediction for the next 1 day</text:p>
      <text:p text:style-name="P1"/>
      <text:p text:style-name="P1">index_future_dates = pd.date_range(start='2017-06-24', end='2017-06-25')</text:p>
      <text:p text:style-name="P1">pred_2 = model_2.predict(start=len(df), end=len(df)+1, typ='levels').rename("ARIMA Predictions")</text:p>
      <text:p text:style-name="P1">pred_2.index = index_future_dates</text:p>
      <text:p text:style-name="P1">pred_2</text:p>
      <text:p text:style-name="P1"/>
      <text:p text:style-name="P1"/>
      <text:p text:style-name="P1">pred_2.plot(figsize=(12, 5), legend=True)</text:p>
      <text:p text:style-name="P1"/>
      <text:p text:style-name="P1">pred_2</text:p>
      <text:p text:style-name="P1"/>
      <text:p text:style-name="P1"># Visualizing the testing and predicted values for test dataset</text:p>
      <text:p text:style-name="P1">plt.figure(figsize=(17, 5))</text:p>
      <text:p text:style-name="P1">plt.grid(True)</text:p>
      <text:p text:style-name="P1">plt.plot(test.index, test["Rainfall"], label="Test data values", color="blue")</text:p>
      <text:p text:style-name="P1">plt.plot(pred_1.index, pred_1.values, label="Prediction 1", marker='o', color='red')</text:p>
      <text:p text:style-name="P1">plt.plot(pred_2.index, pred_2.values, label="Predicted 2", color="black", marker='o')</text:p>
      <text:p text:style-name="P1">plt.legend()</text:p>
      <text:p text:style-name="P1">plt.show()</text:p>
      <text:p text:style-name="P1"/>
      <text:p text:style-name="P1"/>
      <text:p text:style-name="P1">### Now creating final model</text:p>
      <text:p text:style-name="P1"/>
      <text:p text:style-name="P1"># Now we are training the model on all the dataset and predicting the next day</text:p>
      <text:p text:style-name="P1"># From previous ARIMA order (2, 1, 4) is giving less error and more effecient than other orders</text:p>
      <text:p text:style-name="P1"># of ARIMA model. So, I used (2, 1, 4) for (p, d, q) which represent (Auto-regressive, Integreated, Moving Average)</text:p>
      <text:p text:style-name="P1"># ARIMA models are generally denoted as ARIMA (p,d,q) </text:p>
      <text:p text:style-name="P1"># where p is the order of autoregressive model, </text:p>
      <text:p text:style-name="P1"># d is the degree of differencing, and q is the order of moving-average model.</text:p>
      <text:p text:style-name="P1"/>
      <text:p text:style-name="P1">model_3 = ARIMA(df['Rainfall'], order=(2, 1, 4)) # (2,1,4) # (3, 1, 5) # (5, 0, 2)</text:p>
      <text:p text:style-name="P1">model_3 = model_3.fit()</text:p>
      <text:p text:style-name="P1">model_3.summary()</text:p>
      <text:p text:style-name="P1"/>
      <text:p text:style-name="P1"><text:soft-page-break/>df.tail() # Checking at what date my dataset ends</text:p>
      <text:p text:style-name="P1"/>
      <text:p text:style-name="P1"># Making prediction for the next 1 day</text:p>
      <text:p text:style-name="P1">index_future_dates = pd.date_range(start='2017-06-24', end='2017-06-25')</text:p>
      <text:p text:style-name="P1">pred_3 = model_3.predict(start=len(df), end=len(df)+1, typ='levels').rename("ARIMA Predictions")</text:p>
      <text:p text:style-name="P1">pred_3.index = index_future_dates</text:p>
      <text:p text:style-name="P1">pred_3</text:p>
      <text:p text:style-name="P1"/>
      <text:p text:style-name="P1">pred_3.plot(figsize=(12, 5), legend=True)</text:p>
      <text:p text:style-name="P1"/>
      <text:p text:style-name="P1">pred_3</text:p>
      <text:p text:style-name="P1"/>
      <text:p text:style-name="P1"># Visualizing the testing and predicted values for test dataset</text:p>
      <text:p text:style-name="P1">plt.figure(figsize=(17, 5))</text:p>
      <text:p text:style-name="P1">plt.grid(True)</text:p>
      <text:p text:style-name="P1">plt.plot(test.index, test["Rainfall"], label="Test data values", color="blue")</text:p>
      <text:p text:style-name="P1">plt.plot(pred_1.index, pred_1.values, label="Prediction 1", marker='o', color='red')</text:p>
      <text:p text:style-name="P1">plt.plot(pred_2.index, pred_2.values, label="Predicted 2", color="black", marker='o')</text:p>
      <text:p text:style-name="P1">plt.plot(pred_3.index, pred_3.values, label="Predicted 3", color="crimson", marker='*')</text:p>
      <text:p text:style-name="P1">plt.legend()</text:p>
      <text:p text:style-name="P1">plt.show()</text:p>
      <text:p text:style-name="P1"/>
      <text:p text:style-name="P1"/>
      <text:p text:style-name="P1"># Logistic Regression</text:p>
      <text:p text:style-name="P1"/>
      <text:p text:style-name="P1"># Using the Logistic Regression model to predict the forecast given by ARIMA model for </text:p>
      <text:p text:style-name="P1"># rainfall and predicting if the next day 2017-06-25 will rain or not.</text:p>
      <text:p text:style-name="P1"># If the logistic regression model predicts </text:p>
      <text:p text:style-name="P1"># 1 then "Will likely to rain on next day"</text:p>
      <text:p text:style-name="P1"># 0 Then "Will not likely to rain on next day"</text:p>
      <text:p text:style-name="P1"/>
      <text:p text:style-name="P1">os.getcwd()</text:p>
      <text:p text:style-name="P1"/>
      <text:p text:style-name="P1"># Reading the csv file again and for preparing the whether the rain will fall on next day or not.</text:p>
      <text:p text:style-name="P1">df = pd.read_csv('/home/user780/user780/AI_Assignment_2/weatherAUS.csv')</text:p>
      <text:p text:style-name="P1">df.head()</text:p>
      <text:p text:style-name="P1"/>
      <text:p text:style-name="P1"># Droping the date column as it is not needed only Rainfall columns is needed.</text:p>
      <text:p text:style-name="P1">df.drop(columns="Date", inplace=True)</text:p>
      <text:p text:style-name="P1"/>
      <text:p text:style-name="P1">df.dtypes</text:p>
      <text:p text:style-name="P1"/>
      <text:p text:style-name="P1">df["Rainfall"].isna().sum() # Checking for null values of Rainfall</text:p>
      <text:p text:style-name="P1"/>
      <text:p text:style-name="P1"># Both the method Interpolate and mean for filling the null values of the rainfall </text:p>
      <text:p text:style-name="P1"># is giving same accuracy score. So, I have used mean.</text:p>
      <text:p text:style-name="P1"/>
      <text:p text:style-name="P1"># df["Rainfall"].interpolate(method ='linear', limit_direction='both', inplace=True)</text:p>
      <text:p text:style-name="P1">df["Rainfall"].fillna(df["Rainfall"].mean(), inplace=True)</text:p>
      <text:p text:style-name="P1">df["Rainfall"].isna().sum()</text:p>
      <text:p text:style-name="P1"><text:soft-page-break/># Replacing the 'yes' with 1 and 'No' with 0</text:p>
      <text:p text:style-name="P1"/>
      <text:p text:style-name="P1">df['RainTomorrow'] = df['RainTomorrow'].apply(lambda x : 1 if x == 'Yes' else 0)</text:p>
      <text:p text:style-name="P1"/>
      <text:p text:style-name="P1">set(df["RainTomorrow"]) # unique values for RainTomarrow</text:p>
      <text:p text:style-name="P1"/>
      <text:p text:style-name="P1"># Creating Train and test data.</text:p>
      <text:p text:style-name="P1"/>
      <text:p text:style-name="P1">X = df[["Rainfall"]]</text:p>
      <text:p text:style-name="P1">y = df[["RainTomorrow"]]</text:p>
      <text:p text:style-name="P1"/>
      <text:p text:style-name="P1"># pre-processing the values of independent variable by using MinMaxScaling</text:p>
      <text:p text:style-name="P1"># rescaling the range of features to scale the range in [0, 1] or [-1, 1]</text:p>
      <text:p text:style-name="P1"/>
      <text:p text:style-name="P1">scaler = MinMaxScaler()</text:p>
      <text:p text:style-name="P1">norm_X = scaler.fit_transform(X)</text:p>
      <text:p text:style-name="P1">X_norm = pd.DataFrame(norm_X, columns = X.columns) </text:p>
      <text:p text:style-name="P1"/>
      <text:p text:style-name="P1"># Splitting the train and test data in X_train, X_test, y_train and y_test</text:p>
      <text:p text:style-name="P1"># Where, </text:p>
      <text:p text:style-name="P1"># X_train and y_train will be for training.</text:p>
      <text:p text:style-name="P1"># X_test and y_test will be for testing.</text:p>
      <text:p text:style-name="P1"/>
      <text:p text:style-name="P1">X_train, X_test, y_train, y_test = train_test_split(X_norm, y, random_state=104, test_size=0.25, shuffle=True)</text:p>
      <text:p text:style-name="P1">print(f"X train: {X_train.shape}")</text:p>
      <text:p text:style-name="P1">print(f"X test: {X_test.shape}")</text:p>
      <text:p text:style-name="P1">print(f"y train: {y_train.shape}")</text:p>
      <text:p text:style-name="P1">print(f"y test: {y_test.shape}")</text:p>
      <text:p text:style-name="P1"/>
      <text:p text:style-name="P1"># Using sklearn's LogisticRegression model and training it with train datasets.</text:p>
      <text:p text:style-name="P1"/>
      <text:p text:style-name="P1">log_model = LogisticRegression() </text:p>
      <text:p text:style-name="P1">log_model.fit(X_train, y_train)</text:p>
      <text:p text:style-name="P1"/>
      <text:p text:style-name="P1"># Hyper-parameter tuning of logistic model and testing</text:p>
      <text:p text:style-name="P1"/>
      <text:p text:style-name="P1"># penalty : {'l1', 'l2', 'elasticnet', 'none'}, default='l2'</text:p>
      <text:p text:style-name="P1"># <text:s text:c="8"/>Specify the norm of the penalty:</text:p>
      <text:p text:style-name="P1"/>
      <text:p text:style-name="P1"># <text:s text:c="8"/>- `'none'`: no penalty is added;</text:p>
      <text:p text:style-name="P1"># <text:s text:c="8"/>- `'l2'`: add a L2 penalty term and it is the default choice;</text:p>
      <text:p text:style-name="P1"># <text:s text:c="8"/>- `'l1'`: add a L1 penalty term;</text:p>
      <text:p text:style-name="P1"># <text:s text:c="8"/>- `'elasticnet'`: both L1 and L2 penalty terms are added.</text:p>
      <text:p text:style-name="P1"/>
      <text:p text:style-name="P1"># C : float, default=1.0</text:p>
      <text:p text:style-name="P1"># <text:s text:c="8"/>Inverse of regularization strength; must be a positive float.</text:p>
      <text:p text:style-name="P1"># <text:s text:c="8"/>Like in support vector machines, smaller values specify stronger</text:p>
      <text:p text:style-name="P1"># <text:s text:c="8"/>regularization.</text:p>
      <text:p text:style-name="P1"><text:s text:c="8"/></text:p>
      <text:p text:style-name="P1"># fit_intercept : bool, default=True</text:p>
      <text:p text:style-name="P1"># <text:s text:c="8"/>Specifies if a constant (a.k.a. bias or intercept) should be</text:p>
      <text:p text:style-name="P1"><text:soft-page-break/># <text:s text:c="8"/>added to the decision function.</text:p>
      <text:p text:style-name="P1"><text:s text:c="8"/></text:p>
      <text:p text:style-name="P1"># intercept_scaling : float, default=1</text:p>
      <text:p text:style-name="P1"><text:s text:c="4"/></text:p>
      <text:p text:style-name="P1"># class_weight : dict or 'balanced', default=None</text:p>
      <text:p text:style-name="P1"># <text:s text:c="8"/>Weights associated with classes in the form ``{class_label: weight}``.</text:p>
      <text:p text:style-name="P1"># <text:s text:c="8"/>If not given, all classes are supposed to have weight one.</text:p>
      <text:p text:style-name="P1"/>
      <text:p text:style-name="P1"># <text:s text:c="8"/>The "balanced" mode uses the values of y to automatically adjust</text:p>
      <text:p text:style-name="P1"># <text:s text:c="8"/>weights inversely proportional to class frequencies in the input data</text:p>
      <text:p text:style-name="P1"># <text:s text:c="8"/>as ``n_samples / (n_classes * np.bincount(y))``.</text:p>
      <text:p text:style-name="P1"><text:s text:c="8"/></text:p>
      <text:p text:style-name="P1"># random_state : int, RandomState instance, default=None</text:p>
      <text:p text:style-name="P1"># <text:s text:c="8"/>Used when ``solver`` == 'sag', 'saga' or 'liblinear' to shuffle the</text:p>
      <text:p text:style-name="P1"># <text:s text:c="8"/>data. See :term:`Glossary &lt;random_state&gt;` for details.</text:p>
      <text:p text:style-name="P1"/>
      <text:p text:style-name="P1"># solver : {'newton-cg', 'lbfgs', 'liblinear', 'sag', 'saga'}, \</text:p>
      <text:p text:style-name="P1"># <text:s text:c="12"/>default='lbfgs'</text:p>
      <text:p text:style-name="P1"/>
      <text:p text:style-name="P1">log_model = LogisticRegression(penalty = 'l2', C=10, fit_intercept = True, intercept_scaling = 1, class_weight='balanced', random_state = 42, solver='saga') </text:p>
      <text:p text:style-name="P1">log_model.fit(X_train, y_train)</text:p>
      <text:p text:style-name="P1"/>
      <text:p text:style-name="P1">y_pred = log_model.predict(X_test) # Predicting on test dataset</text:p>
      <text:p text:style-name="P1">y_pred</text:p>
      <text:p text:style-name="P1"/>
      <text:p text:style-name="P1"># Evaluating the model accuracy of Logistic Regression model</text:p>
      <text:p text:style-name="P1"/>
      <text:p text:style-name="P1"># Accuracy = r2_score(y_test['No'], y_pred) * 100</text:p>
      <text:p text:style-name="P1">Accuracy = accuracy_score(y_test, y_pred) * 100</text:p>
      <text:p text:style-name="P1"/>
      <text:p text:style-name="P1">print(f"Accuracy is: {Accuracy}")</text:p>
      <text:p text:style-name="P1"/>
      <text:p text:style-name="P1">pred_1 # Gives the predictions of Rainfall for test data set which have last 30 row for model 1.</text:p>
      <text:p text:style-name="P1"/>
      <text:p text:style-name="P1">pred_2 # Gives the predictions of Rainfall for model 2 for current day and next day which is 2017-06-25.</text:p>
      <text:p text:style-name="P1"/>
      <text:p text:style-name="P1">pred_2.iloc[1] # Rainfall float value for the next day according to model_2 prediction.</text:p>
      <text:p text:style-name="P1"/>
      <text:p text:style-name="P1">log_model.predict([[pred_2.iloc[1]]]) # It is going to be rain on next day 2017-06-25.</text:p>
      <text:p text:style-name="P1"/>
      <text:p text:style-name="P1">pred_3 # Final model</text:p>
      <text:p text:style-name="P1"/>
      <text:p text:style-name="P1">pred_3.iloc[1] # Rainfall float value for the next day according to model_3 (Final model) prediction.</text:p>
      <text:p text:style-name="P1"/>
      <text:p text:style-name="P1"># It is going to rain or not</text:p>
      <text:p text:style-name="P1"># if 1 :- Will rain on next day 2017-06-25.</text:p>
      <text:p text:style-name="P1"># else:- Will not rain on next day 2017-06-25.</text:p>
      <text:p text:style-name="P1">prediction = int(log_model.predict([[pred_3.iloc[1]]])) </text:p>
      <text:p text:style-name="P1"><text:soft-page-break/>if prediction == 1:</text:p>
      <text:p text:style-name="P1"><text:s text:c="4"/>print("Will rain on next day 2017-06-25.")</text:p>
      <text:p text:style-name="P1">else:</text:p>
      <text:p text:style-name="P1"><text:s text:c="4"/>print("Will not rain on next day 2017-06-25.")</text:p>
      <text:p text:style-name="P1"/>
      <text:p text:style-name="P1"/>
      <text:p text:style-name="P1"># Conclusion:-</text:p>
      <text:p text:style-name="P1"/>
      <text:p text:style-name="P1">## It is likely to be rain on the next day 2017-06-2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imo1" svg:font-family="Arimo" style:font-adornments="Italic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ddesh Kamble</meta:initial-creator>
    <meta:creation-date>2022-12-12T14:38:35</meta:creation-date>
    <dc:date>2022-12-28T19:30:10</dc:date>
    <dc:creator>Viddesh Kamble</dc:creator>
    <meta:editing-duration>PT17M17S</meta:editing-duration>
    <meta:editing-cycles>3</meta:editing-cycles>
    <meta:generator>OpenOffice/4.1.7$Unix OpenOffice.org_project/417m1$Build-9800</meta:generator>
    <meta:document-statistic meta:table-count="0" meta:image-count="0" meta:object-count="0" meta:page-count="11" meta:paragraph-count="363" meta:word-count="2470" meta:character-count="17888"/>
  </office:meta>
</office:document-meta>
</file>